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375in" fo:margin-left="0.0785in" fo:margin-top="0in" fo:margin-bottom="0in" table:align="left"/>
    </style:style>
    <style:style style:name="Table1.A" style:family="table-column">
      <style:table-column-properties style:column-width="5.93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3" style:family="table">
      <style:table-properties style:width="5.9375in" fo:margin-left="0.0785in" fo:margin-top="0in" fo:margin-bottom="0in" table:align="left"/>
    </style:style>
    <style:style style:name="Table3.A" style:family="table-column">
      <style:table-column-properties style:column-width="5.937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5.9375in" fo:margin-left="0.0785in" fo:margin-top="0in" fo:margin-bottom="0in" table:align="left"/>
    </style:style>
    <style:style style:name="Table4.A" style:family="table-column">
      <style:table-column-properties style:column-width="5.9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2681in" fo:margin-left="0in" fo:margin-top="0in" fo:margin-bottom="0in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left="0in" fo:margin-right="0.2665in" fo:text-indent="0in" style:auto-text-indent="false"/>
    </style:style>
    <style:style style:name="P2" style:family="paragraph" style:parent-style-name="Standard">
      <style:paragraph-properties fo:margin-left="0in" fo:margin-right="0.2665in" fo:text-indent="0in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in" fo:margin-right="0.2665in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.2665in" fo:line-height="110%" fo:text-indent="0in" style:auto-text-indent="false"/>
    </style:style>
    <style:style style:name="P5" style:family="paragraph" style:parent-style-name="Standard">
      <style:paragraph-properties fo:margin-left="0in" fo:margin-right="0.2665in" fo:line-height="115%" fo:text-indent="0in" style:auto-text-indent="false"/>
    </style:style>
    <style:style style:name="P6" style:family="paragraph" style:parent-style-name="Standard">
      <style:paragraph-properties fo:margin-left="0in" fo:margin-right="0.2665in" fo:text-indent="0in" style:auto-text-indent="false" fo:padding="0.0693in" fo:border="0.99pt solid #666666"/>
    </style:style>
    <style:style style:name="P7" style:family="paragraph" style:parent-style-name="Standard">
      <style:paragraph-properties fo:margin-left="0in" fo:margin-right="0.2665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P8" style:family="paragraph" style:parent-style-name="Standard">
      <loext:graphic-properties draw:fill="solid" draw:fill-color="#ffffff"/>
      <style:paragraph-properties fo:margin-left="0in" fo:margin-right="0.2665in" fo:margin-top="0in" fo:margin-bottom="0.0555in" loext:contextual-spacing="false" fo:line-height="100%" fo:text-indent="0in" style:auto-text-indent="false" fo:background-color="#ffffff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-0.098in" fo:margin-right="0.2665in" fo:text-indent="0in" style:auto-text-indent="false"/>
    </style:style>
    <style:style style:name="P12" style:family="paragraph" style:parent-style-name="Title">
      <style:paragraph-properties fo:margin-left="0in" fo:margin-right="0.2665in" fo:text-indent="0in" style:auto-text-indent="false"/>
    </style:style>
    <style:style style:name="P13" style:family="paragraph" style:parent-style-name="Title">
      <style:paragraph-properties fo:margin-left="0in" fo:margin-right="0.2665in" fo:text-indent="0in" style:auto-text-indent="false"/>
      <style:text-properties style:font-name="Arial" style:font-name-asian="Arial1" style:font-name-complex="Arial1"/>
    </style:style>
    <style:style style:name="P14" style:family="paragraph" style:parent-style-name="Title" style:master-page-name="Standard">
      <style:paragraph-properties fo:margin-left="0in" fo:margin-right="0.2665in" fo:text-align="center" style:justify-single-word="false" fo:text-indent="0in" style:auto-text-indent="false" style:page-number="1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1" style:family="text">
      <style:text-properties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0" style:font-name="Calibri" style:font-name-asian="Calibri1" style:font-name-complex="Calibri1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/>
      <text:p text:style-name="P12"><text:span text:style-name="T1">Apply to join the Identity and Attributes Exchange</text:span></text:p>
      <text:p text:style-name="P1"/>
      <text:p text:style-name="P1">Use this form to apply to join the Identity and Attributes Exchange (IAX) and to provide details of how you meet the IAX’s standards. </text:p>
      <text:p text:style-name="P1"/>
      <text:p text:style-name="P1">You’ll need to send copies of any certificates mentioned in your application.</text:p>
      <text:p text:style-name="P1"/>
      <text:p text:style-name="P1">Return this form to the IAX’s authoritative body. They’ll use it to process your application and also send a copy to your auditor. Your auditor will advise you if you need to provide any further evidence to support your application. </text:p>
      <text:p text:style-name="P1"/>
      <text:p text:style-name="P2"/>
      <text:p text:style-name="P1"><text:span text:style-name="T2">1. Organisation name</text:span></text:p>
      <text:p text:style-name="P1"/>
      <text:p text:style-name="P1">This is your registered company name.</text:p>
      <text:p text:style-name="P1"/>
      <text:p text:style-name="P6"/>
      <text:p text:style-name="P1"/>
      <text:p text:style-name="P1">If your company has other divisions, entities or trades under other names please list them.</text:p>
      <text:p text:style-name="P1"/>
      <text:p text:style-name="P6"/>
      <text:p text:style-name="P7"/>
      <text:p text:style-name="P7"/>
      <text:p text:style-name="P1"><text:span text:style-name="T2">2. Authorising person</text:span></text:p>
      <text:p text:style-name="P1"/>
      <text:p text:style-name="P1">This is the person in your organisation who has the authority to confirm you want to go through the certification process to join the IAX.</text:p>
      <text:p text:style-name="P1"><text:soft-page-break/></text:p>
      <text:p text:style-name="P1">Full name:</text:p>
      <text:p text:style-name="P6"/>
      <text:p text:style-name="P1"/>
      <text:p text:style-name="P1">Role:</text:p>
      <text:p text:style-name="P6"/>
      <text:p text:style-name="P1"/>
      <text:p text:style-name="P1">Email address:</text:p>
      <text:p text:style-name="P6"/>
      <text:p text:style-name="P1"/>
      <text:p text:style-name="P1">Telephone number:</text:p>
      <text:p text:style-name="P6"/>
      <text:p text:style-name="P2"/>
      <text:p text:style-name="P2"/>
      <text:p text:style-name="P1"><text:span text:style-name="T2">3. Organisation address</text:span></text:p>
      <text:p text:style-name="P3"/>
      <text:p text:style-name="P6"/>
      <text:p text:style-name="P6"/>
      <text:p text:style-name="P6"/>
      <text:p text:style-name="P6"/>
      <text:p text:style-name="P1"/>
      <text:p text:style-name="P1"/>
      <text:p text:style-name="P1"><text:span text:style-name="T2">4. Company registration number</text:span></text:p>
      <text:p text:style-name="P1"/>
      <text:p text:style-name="P6"/>
      <text:p text:style-name="P1"/>
      <text:p text:style-name="P1"><text:soft-page-break/></text:p>
      <text:p text:style-name="P1"><text:span text:style-name="T2">5. Organisation website</text:span></text:p>
      <text:p text:style-name="P1"/>
      <text:p text:style-name="P6"/>
      <text:p text:style-name="P1"/>
      <text:p text:style-name="P1"/>
      <text:p text:style-name="P1"><text:span text:style-name="T2">6. Contact details (if different from authorising person)</text:span></text:p>
      <text:p text:style-name="P1"/>
      <text:p text:style-name="P1">Full name:</text:p>
      <text:p text:style-name="P6"/>
      <text:p text:style-name="P1"/>
      <text:p text:style-name="P1">Role:</text:p>
      <text:p text:style-name="P6"/>
      <text:p text:style-name="P1"/>
      <text:p text:style-name="P1">Email:</text:p>
      <text:p text:style-name="P6"/>
      <text:p text:style-name="P1"/>
      <text:p text:style-name="P1">Telephone number:</text:p>
      <text:p text:style-name="P6"/>
      <text:p text:style-name="P1"/>
      <text:p text:style-name="P1">Address:</text:p>
      <text:p text:style-name="P6"/>
      <text:p text:style-name="P6"/>
      <text:p text:style-name="P6"/>
      <text:p text:style-name="P6"/>
      <text:p text:style-name="P2"/>
      <text:p text:style-name="P2"><text:soft-page-break/></text:p>
      <text:p text:style-name="P1"><text:span text:style-name="T3"><text:tab/></text:span></text:p>
      <text:p text:style-name="P3"/>
      <text:p text:style-name="P3"/>
      <text:p text:style-name="P3"/>
      <text:p text:style-name="P3"/>
      <text:p text:style-name="P1"><text:span text:style-name="T2">7. List all geographical areas in which you currently, or expect to provide, your service 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1"><text:span text:style-name="T2">8. Briefly describe the service you want to be certified to provide</text:span></text:p>
      <text:p text:style-name="P1"/>
      <text:p text:style-name="P1">You will provide full details about your service in the Service Description as part of the certification process, so only add a line or two here.</text:p>
      <text:p text:style-name="P1"/>
      <text:p text:style-name="P6"/>
      <text:p text:style-name="P6"/>
      <text:p text:style-name="P6"/>
      <text:p text:style-name="P6"><text:soft-page-break/></text:p>
      <text:p text:style-name="P6"/>
      <text:p text:style-name="P2"/>
      <text:p text:style-name="P2"/>
      <text:p text:style-name="P1"><text:span text:style-name="T2">9. Details of compliance and conformity required</text:span></text:p>
      <text:p text:style-name="P1"/>
      <text:p text:style-name="P1"><text:span text:style-name="T2">An internationally recognised Quality Management System (QMS)</text:span></text:p>
      <text:p text:style-name="P1">Although ISO 9001 is the preferred standard, there are alternative QMS standards you can claim conformity with. Certain standards may be more applicable for your jurisdiction.</text:p>
      <text:p text:style-name="P1"/>
      <text:p text:style-name="P1"><text:s text:c="2"/>List here whichever applies to your organisatio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><text:span text:style-name="T2">An <text:s/>internationally recognised Information Technology Security Management System (ITSM).</text:span></text:p>
      <text:p text:style-name="P3"/>
      <text:p text:style-name="P1">Although BS EN ISO/IEC 27001:2017, Information technology. Security techniques. Information security management systems is the preferred standard, there are alternative standards you can claim conformity with. Certain standards may be more applicable for your jurisdiction.</text:p>
      <text:p text:style-name="P1"/>
      <text:p text:style-name="P1">List here whichever applies to your organisa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><text:span text:style-name="T2">An internationally recognised Risk Management System. </text:span></text:p>
      <text:p text:style-name="P1"/>
      <text:p text:style-name="P1">Although ISO 31000:2018, Risk management - Guidelines and IEC 31010:2019 Risk management — Risk assessment techniques are the preferred standards, there are various Risk Management System standards that you can claim conformity with.</text:p>
      <text:p text:style-name="P1"/>
      <text:p text:style-name="P1"><text:s text:c="2"/>List here whichever applies to your organisation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><text:soft-page-break/></text:p>
      <text:p text:style-name="P1">You may feel you have certifications that support your application and that proves compliance that will reduce duplicate checks during the certification process.</text:p>
      <text:p text:style-name="P1"/>
      <text:p text:style-name="P1">If that is the case, please use the format below to list any you feel are relevant. </text:p>
      <text:p text:style-name="P1"/>
      <text:p text:style-name="P1">Certification no:</text:p>
      <text:p text:style-name="P1"/>
      <text:p text:style-name="P1">Certification/notifying body:</text:p>
      <text:p text:style-name="P1"/>
      <text:p text:style-name="P1">Initial certification date:</text:p>
      <text:p text:style-name="P1"/>
      <text:p text:style-name="P1">Date of issue:</text:p>
      <text:p text:style-name="P1"/>
      <text:p text:style-name="P1">Expiry date:</text:p>
      <text:p text:style-name="P1"/>
      <text:p text:style-name="P1"/>
      <text:p text:style-name="P1">Signed:.................................................................</text:p>
      <text:p text:style-name="P1"/>
      <text:p text:style-name="P1"/>
      <text:p text:style-name="P1"><text:span text:style-name="T2">10. Provide details of any compliance and conformity not mentioned in the </text:span><text:a xlink:type="simple" xlink:href="https://verify-participants-joining.herokuapp.com/standards" text:style-name="ListLabel_20_1" text:visited-style-name="ListLabel_20_1"><text:span text:style-name="T4">standards and rules</text:span></text:a><text:span text:style-name="T2"> that you already meet, or your service requires you to meet in the future.</text:span></text:p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2"/>
      <text:p text:style-name="P1"><text:span text:style-name="T2">11. Confirm that you follow, or will agree to follow, the following standards or their relevant equivalents. </text:span></text:p>
      <text:p text:style-name="P1"/>
      <text:p text:style-name="P1"><text:soft-page-break/>Include which standards you currently meet or Best Practice guidance you follow.</text:p>
      <text:p text:style-name="P1"/>
      <text:p text:style-name="P1">Transaction Monitoring Guidance (Standards or Best Practice guidance)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1"/>
          </table:table-cell>
        </table:table-row>
      </table:table>
      <text:p text:style-name="P1"/>
      <text:p text:style-name="P1">Biometrics <text:s/>Guidance (Standards or Best Practice guidance) 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/>
            <text:p text:style-name="P1"/>
          </table:table-cell>
        </table:table-row>
      </table:table>
      <text:p text:style-name="P3"/>
      <text:p text:style-name="P3"/>
      <text:p text:style-name="P1"><text:span text:style-name="T2">12. Do you agree to the Terms and Conditions of the Identity and Attributes Exchange?</text:span></text:p>
      <text:p text:style-name="P1"/>
      <text:p text:style-name="P8">Yes <text:s/>▢<text:tab/><text:tab/>No <text:s/>▢</text:p>
      <text:p text:style-name="P4"/>
      <text:p text:style-name="P1"><text:span text:style-name="T2">13. Do you meet all of the </text:span><text:a xlink:type="simple" xlink:href="https://verify-participants-joining.herokuapp.com/standards" text:style-name="ListLabel_20_1" text:visited-style-name="ListLabel_20_1"><text:span text:style-name="T4">standards and rules</text:span></text:a><text:span text:style-name="T2"> of the Identity and Attributes Exchange?</text:span></text:p>
      <text:p text:style-name="P1"/>
      <text:p text:style-name="P8">Yes <text:s/>▢<text:tab/><text:tab/>No <text:s/>▢</text:p>
      <text:p text:style-name="P1"/>
      <text:p text:style-name="P1"><text:span text:style-name="T2">14. Signature of authorised person for this application:</text:span></text:p>
      <text:p text:style-name="P1"/>
      <text:p text:style-name="P1">Name:</text:p>
      <text:p text:style-name="P6"/>
      <text:p text:style-name="P1"/>
      <text:p text:style-name="P1">Role:</text:p>
      <text:p text:style-name="P6"/>
      <text:section text:style-name="Sect1" text:name="TextSection">
        <text:p text:style-name="P1"><text:soft-page-break/>Date:</text:p>
        <text:p text:style-name="P6"/>
        <text:p text:style-name="P1"/>
      </text:section>
      <text:section text:style-name="Sect2" text:name="Section1">
        <text:p text:style-name="P1"/>
        <text:p text:style-name="P1"/>
        <text:p text:style-name="P11">Signature:…………………………………………………………………………………….</text:p>
        <text:p text:style-name="P5"/>
        <text:p text:style-name="P2"/>
        <text:p text:style-name="P11"><text:span text:style-name="T2">Send your completed application form to </text:span><text:a xlink:type="simple" xlink:href="mailto:iax@digital.cabinet-office.gov.uk" text:style-name="ListLabel_20_1" text:visited-style-name="ListLabel_20_1"><text:span text:style-name="T4">iax@digital.cabinet-office.gov.uk</text:span></text:a><text:span text:style-name="T2"> </text:span></text:p>
        <text:p text:style-name="P11"><text:span text:style-name="T2">Please send copies of any compliance and conformity evidence mentioned in this application form.</text:span></text:p>
      </text:section>
      <text:section text:style-name="Sect2" text:name="Section2"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11pt" fo:language="en" fo:country="GB" style:letter-kerning="false" style:font-name-asian="Helvetica Neue1" style:font-size-asian="11pt" style:language-asian="zh" style:country-asian="CN" style:font-name-complex="Helvetica Neue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 Neue" fo:font-size="11pt" fo:language="en" fo:country="GB" style:letter-kerning="false" style:font-name-asian="Helvetica Neue1" style:font-size-asian="11pt" style:language-asian="zh" style:country-asian="CN" style:font-name-complex="Helvetica Neue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4pt" fo:font-style="normal" style:text-underline-style="none" fo:font-weight="bold" style:font-name-asian="Helvetica Neue1" style:font-family-asian="'Helvetica Neue'" style:font-family-generic-asian="system" style:font-pitch-asian="variable" style:font-size-asian="24pt" style:font-style-asian="normal" style:font-weight-asian="bold" style:font-name-complex="Helvetica Neue1" style:font-family-complex="'Helvetica Neue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8pt" fo:font-style="normal" style:text-underline-style="none" fo:font-weight="bold" style:font-name-asian="Helvetica Neue1" style:font-family-asian="'Helvetica Neue'" style:font-family-generic-asian="system" style:font-pitch-asian="variable" style:font-size-asian="18pt" style:font-style-asian="normal" style:font-weight-asian="bold" style:font-name-complex="Helvetica Neue1" style:font-family-complex="'Helvetica Neue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4pt" fo:font-style="normal" style:text-underline-style="none" fo:font-weight="bold" style:font-name-asian="Helvetica Neue1" style:font-family-asian="'Helvetica Neue'" style:font-family-generic-asian="system" style:font-pitch-asian="variable" style:font-size-asian="14pt" style:font-style-asian="normal" style:font-weight-asian="bold" style:font-name-complex="Helvetica Neue1" style:font-family-complex="'Helvetica Neue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1pt" fo:font-style="normal" style:text-underline-style="none" fo:font-weight="bold" style:font-name-asian="Helvetica Neue1" style:font-family-asian="'Helvetica Neue'" style:font-family-generic-asian="system" style:font-pitch-asian="variable" style:font-size-asian="11pt" style:font-style-asian="normal" style:font-weight-asian="bold" style:font-name-complex="Helvetica Neue1" style:font-family-complex="'Helvetica Neue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0pt" fo:font-style="normal" style:text-underline-style="none" fo:font-weight="bold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8pt" fo:font-style="normal" style:text-underline-style="none" fo:font-weight="normal" style:font-name-asian="Calibri1" style:font-family-asian="Calibri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color="#000000" style:font-name="Calibri" style:font-name-asian="Calibri1" style:font-name-complex="Calibri1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><text:span text:style-name="MT1">CA-AF-001-2019 <text:tab/><text:tab/><text:tab/><text:tab/><text:tab/><text:tab/><text:tab/><text:tab/><text:tab/><text:tab/></text:span><text:page-number text:select-page="current">8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8" meta:paragraph-count="61" meta:word-count="564" meta:character-count="3820" meta:non-whitespace-character-count="3284"/>
    <meta:generator>LibreOfficeDev/6.0.5.2$Linux_X86_64 LibreOffice_project/</meta:generator>
  </office:meta>
</office:document-meta>
</file>